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×1!</text:p>
          </table:table-cell>
          <table:table-cell table:number-columns-repeated="1020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Café au Lait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←：きれいな泉</text:p>
          </table:table-cell>
          <table:table-cell table:style-name="ce0"/>
          <table:table-cell table:style-name="ce0"/>
          <table:table-cell table:style-name="ce0" office:value-type="string">
            <text:p>←：Freshwater Spring</text:p>
          </table:table-cell>
          <table:table-cell table:number-columns-repeated="1020"/>
        </table:table-row>
        <table:table-row>
          <table:table-cell table:style-name="ce0" office:value-type="string">
            <text:p>ぁ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見ても健常とは思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調が悪いなら、正直に言う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かして、トイレ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休憩にしよっ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ら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ぁ・・・っ、ふ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やく、はやく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ん休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、無理は良くない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や君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山の空気と相性が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ぐネー！！　さあ、急ぐ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